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046cm" fo:min-width="18.5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444cm" fo:min-width="6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6.098cm" fo:min-width="18.448cm" fo:padding-top="0.151cm" fo:padding-bottom="0.151cm" fo:padding-left="0.276cm" fo:padding-right="0.276cm" loext:decorative="false"/>
    </style:style>
    <style:style style:name="gr10" style:family="graphic">
      <style:graphic-properties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language="zxx" fo:country="none" fo:font-style="normal" fo:text-shadow="none" style:text-underline-style="none" fo:font-weight="normal" style:letter-kerning="true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lue-point draw:id="4" svg:x="3cm" svg:y="-5cm"/>
          <draw:glue-point draw:id="5" svg:x="1cm" svg:y="-5cm"/>
          <draw:glue-point draw:id="6" svg:x="-1cm" svg:y="-5cm"/>
          <draw:glue-point draw:id="7" svg:x="-3cm" svg:y="-5cm"/>
          <draw:glue-point draw:id="8" svg:x="-5cm" svg:y="-2.5cm"/>
          <draw:glue-point draw:id="9" svg:x="-5cm" svg:y="2.5cm"/>
          <draw:glue-point draw:id="10" svg:x="-3cm" svg:y="5cm"/>
          <draw:glue-point draw:id="11" svg:x="-1cm" svg:y="5cm"/>
          <draw:glue-point draw:id="12" svg:x="1cm" svg:y="5cm"/>
          <draw:glue-point draw:id="13" svg:x="3cm" svg:y="5cm"/>
          <draw:glue-point draw:id="14" svg:x="5cm" svg:y="2.5cm"/>
          <draw:glue-point draw:id="15" svg:x="5cm" svg:y="-2.5cm"/>
          <draw:custom-shape draw:style-name="gr2" draw:text-style-name="P2" xml:id="id1" draw:id="id1" draw:layer="layout" svg:width="19cm" svg:height="1.25cm" svg:x="1cm" svg:y="9.6cm">
            <draw:glue-point draw:id="4" svg:x="1cm" svg:y="5cm"/>
            <draw:glue-point draw:id="5" svg:x="3cm" svg:y="5cm"/>
            <draw:glue-point draw:id="6" svg:x="-1cm" svg:y="5cm"/>
            <draw:glue-point draw:id="7" svg:x="-3cm" svg:y="5cm"/>
            <draw:glue-point draw:id="8" svg:x="-5cm" svg:y="2.5cm"/>
            <draw:glue-point draw:id="9" svg:x="-5cm" svg:y="-2.5cm"/>
            <draw:glue-point draw:id="10" svg:x="-3cm" svg:y="-5cm"/>
            <draw:glue-point draw:id="11" svg:x="-1cm" svg:y="-5cm"/>
            <draw:glue-point draw:id="12" svg:x="1cm" svg:y="-5cm"/>
            <draw:glue-point draw:id="13" svg:x="3cm" svg:y="-5cm"/>
            <draw:glue-point draw:id="14" svg:x="5cm" svg:y="-2.5cm"/>
            <draw:glue-point draw:id="15" svg:x="5cm" svg:y="2.5cm"/>
            <draw:glue-point draw:id="16" svg:x="-0.47cm" svg:y="0.277cm" draw:align="top-right"/>
            <draw:glue-point draw:id="17" svg:x="-0.47cm" svg:y="0.527cm" draw:align="top-right"/>
            <text:p text:style-name="P1"><text:span text:style-name="T1">GPIO_servic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draw:type="line" svg:x1="19.53cm" svg:y1="9.877cm" svg:x2="19.53cm" svg:y2="10.127cm" draw:start-shape="id1" draw:start-glue-point="16" draw:end-shape="id1" draw:end-glue-point="17" svg:d="M19530 9877v250" svg:viewBox="0 0 1 251">
            <text:p/>
          </draw:connector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3.876cm" svg:y="3.406cm"/>
          <draw:glue-point draw:id="19" svg:x="-5cm" svg:y="-2.475cm"/>
          <draw:glue-point draw:id="20" svg:x="-5cm" svg:y="-1.101cm"/>
          <draw:glue-point draw:id="21" svg:x="5.04cm" svg:y="-1.713cm"/>
          <draw:custom-shape draw:style-name="gr4" draw:text-style-name="P5" draw:layer="layout" svg:width="6.75cm" svg:height="0.679cm" svg:x="9.7cm" svg:y="16.3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4"><text:span text:style-name="T2">GPIO_Status_and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6.75cm" svg:height="1.653cm" svg:x="9.7cm" svg:y="17.069cm">
            <text:p text:style-name="P6"><text:span text:style-name="T3">- LEDS</text:span></text:p>
            <text:p text:style-name="P6"><text:span text:style-name="T3">- BUTTONS</text:span></text:p>
            <text:p text:style-name="P6"><text:span text:style-name="T3">+ oradio_log: 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6.75cm" svg:height="2.569cm" svg:x="9.7cm" svg:y="18.72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6"><text:span text:style-name="T3">+ set_led_on(led_name:str)</text:span></text:p>
            <text:p text:style-name="P6"><text:span text:style-name="T3">+ set_led_off(led_name:str)</text:span></text:p>
            <text:p text:style-name="P6"><text:span text:style-name="T3">+ get_led_status(led_name:str)</text:span></text:p>
            <text:p text:style-name="P6"><text:span text:style-name="T3">+ get_button(button_name:str)</text:span></text:p>
            <text:p text:style-name="P6"><text:span text:style-name="T3">+ GPIO_config(queue): static</text:span></text:p>
            <text:p text:style-name="P6"><text:span text:style-name="T3">+ GPIO_cleanup(): stati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6" draw:id="id6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7" draw:text-style-name="P5" draw:layer="layout" svg:width="7.85cm" svg:height="1.153cm" svg:x="1.85cm" svg:y="12.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CONSTA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7.85cm" svg:height="0.993cm" svg:x="1.85cm" svg:y="13.9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- LEDS: dict[led_name, pin_number]</text:span></text:p>
            <text:p text:style-name="P6"><text:span text:style-name="T3">- BUTTONS: dict[button_name, pin_number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9" draw:text-style-name="P8" draw:layer="layout" svg:width="19cm" svg:height="16.4cm" svg:x="1cm" svg:y="10.85cm">
          <text:p/>
          <draw:enhanced-geometry svg:viewBox="0 0 21600 21600" draw:type="rectangle" draw:enhanced-path="M 0 0 L 21600 0 21600 21600 0 21600 0 0 Z N"/>
        </draw:custom-shape>
        <draw:g draw:style-name="gr1" xml:id="id3" draw:id="id3">
          <draw:g draw:style-name="gr10">
            <draw:polygon draw:style-name="gr11" draw:text-style-name="P11" draw:layer="layout" svg:width="6.432cm" svg:height="2.999cm" svg:x="1.864cm" svg:y="1.442cm" svg:viewBox="0 0 6433 3000" draw:points="0,0 4827,0 6433,546 6433,3000 0,3000">
              <text:p text:style-name="P9"><text:span text:style-name="T1">«led_name»</text:span></text:p>
              <text:p text:style-name="P10"><text:span text:style-name="T4">LED_PLAY = ”LedPlay</text:span></text:p>
              <text:p text:style-name="P10"><text:span text:style-name="T4">LED_STOP = ”LedStop”</text:span></text:p>
              <text:p text:style-name="P10"><text:span text:style-name="T4">LED_PRESET1 = ”LedPreset1”</text:span></text:p>
              <text:p text:style-name="P10"><text:span text:style-name="T4">LED_PRESET2 = ”LedPreset2”</text:span></text:p>
              <text:p text:style-name="P10"><text:span text:style-name="T4">LED_PRESET3 = ”LedPreset3”</text:span></text:p>
            </draw:polygon>
            <draw:polygon draw:style-name="gr12" draw:text-style-name="P12" draw:layer="layout" svg:width="1.608cm" svg:height="0.545cm" svg:x="6.691cm" svg:y="1.442cm" svg:viewBox="0 0 1609 546" draw:points="0,0 1609,546 0,546">
              <text:p/>
            </draw:polygon>
          </draw:g>
        </draw:g>
        <draw:g draw:style-name="gr1" xml:id="id4" draw:id="id4">
          <draw:g draw:style-name="gr10">
            <draw:polygon draw:style-name="gr13" draw:text-style-name="P11" draw:layer="layout" svg:width="6.496cm" svg:height="2.999cm" svg:x="2cm" svg:y="5.35cm" svg:viewBox="0 0 6497 3000" draw:points="0,0 4875,0 6497,546 6497,3000 0,3000">
              <text:p text:style-name="P9"><text:span text:style-name="T1">«button_name»</text:span></text:p>
              <text:p text:style-name="P10"><text:span text:style-name="T4">BUTTON_PLAY = ”ButtonPlay</text:span></text:p>
              <text:p text:style-name="P10"><text:span text:style-name="T4">BUTTON_STOP = ”ButtonStop”</text:span></text:p>
              <text:p text:style-name="P10"><text:span text:style-name="T4">BUTTON_PRESET1 = ”ButtonPreset1”</text:span></text:p>
              <text:p text:style-name="P10"><text:span text:style-name="T4">BUTTON_PRESET2 = ”ButtonPreset2”</text:span></text:p>
              <text:p text:style-name="P10"><text:span text:style-name="T4">BUTTON_PRESET3 = ”ButtonPreset3”</text:span></text:p>
            </draw:polygon>
            <draw:polygon draw:style-name="gr14" draw:text-style-name="P12" draw:layer="layout" svg:width="1.624cm" svg:height="0.545cm" svg:x="6.875cm" svg:y="5.35cm" svg:viewBox="0 0 1625 546" draw:points="0,0 1625,546 0,546">
              <text:p/>
            </draw:polygon>
          </draw:g>
        </draw:g>
        <draw:g draw:style-name="gr1" xml:id="id2" draw:id="id2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5" draw:text-style-name="P5" draw:layer="layout" svg:width="5.6cm" svg:height="1.153cm" svg:x="12.75cm" svg:y="2.1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4"><text:span text:style-name="T2">«constants»</text:span></text:p>
            <text:p text:style-name="P4"><text:span text:style-name="T2">oradio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draw:layer="layout" svg:width="5.6cm" svg:height="0.993cm" svg:x="12.75cm" svg:y="3.2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6"><text:span text:style-name="T3">+ led_name</text:span></text:p>
            <text:p text:style-name="P6"><text:span text:style-name="T3">+ button_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7" draw:text-style-name="P13" draw:layer="layout" svg:x1="12.75cm" svg:y1="3.591cm" svg:x2="8.3cm" svg:y2="2.942cm" draw:start-shape="id2" draw:start-glue-point="9" draw:end-shape="id3" draw:end-glue-point="1" svg:d="M12750 3591h-2225v-649h-2225" svg:viewBox="0 0 4451 650">
          <text:p/>
        </draw:connector>
        <draw:connector draw:style-name="gr18" draw:text-style-name="P13" draw:layer="layout" svg:x1="13.87cm" svg:y1="4.246cm" svg:x2="8.5cm" svg:y2="6.85cm" draw:start-shape="id2" draw:start-glue-point="4" draw:end-shape="id4" draw:end-glue-point="1" svg:d="M13870 4246v2604h-5370" svg:viewBox="0 0 5371 2605">
          <text:p/>
        </draw:connector>
        <draw:connector draw:style-name="gr19" draw:text-style-name="P13" draw:layer="layout" svg:x1="9.7cm" svg:y1="17.628cm" svg:x2="6.56cm" svg:y2="14.946cm" draw:start-shape="id5" draw:start-glue-point="19" draw:end-shape="id6" draw:end-glue-point="6" svg:d="M9700 17628h-3140v-2682" svg:viewBox="0 0 3141 2683">
          <text:p/>
        </draw:connector>
        <draw:connector draw:style-name="gr20" draw:text-style-name="P13" draw:layer="layout" svg:x1="9.7cm" svg:y1="14.291cm" svg:x2="14.99cm" svg:y2="4.246cm" draw:start-shape="id6" draw:start-glue-point="8" draw:end-shape="id2" draw:end-glue-point="5" svg:d="M9700 14291h5290v-10045" svg:viewBox="0 0 5291 10046">
          <text:p/>
        </draw:connector>
        <draw:g draw:style-name="gr1" xml:id="id7" draw:id="id7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1" draw:text-style-name="P15" draw:layer="layout" svg:width="6.048cm" svg:height="1.153cm" svg:x="12.95cm" svg:y="23.6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4"><text:span text:style-name="T2">«utility»</text:span></text:p>
            <text:p text:style-name="P14"><text:span text:style-name="T2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7" draw:layer="layout" svg:width="6.048cm" svg:height="0.679cm" svg:x="12.95cm" svg:y="24.7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6"><text:span text:style-name="T2">+ oradio_log(level, messa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13" draw:layer="layout" svg:x1="16.45cm" svg:y1="18.001cm" svg:x2="17.788cm" svg:y2="23.6cm" draw:start-shape="id5" draw:start-glue-point="21" draw:end-shape="id7" draw:end-glue-point="13" svg:d="M16450 18001h1338v5599" svg:viewBox="0 0 1339 5600">
          <text:p/>
        </draw:connector>
        <draw:g draw:style-name="gr1" xml:id="id8" draw:id="id8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24" draw:text-style-name="P15" draw:layer="layout" svg:width="6.048cm" svg:height="1.153cm" svg:x="1.95cm" svg:y="21.818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4"><text:span text:style-name="T2">«utility»</text:span></text:p>
            <text:p text:style-name="P14"><text:span text:style-name="T2">oradio_util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17" draw:layer="layout" svg:width="6.048cm" svg:height="0.679cm" svg:x="1.95cm" svg:y="22.971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6"><text:span text:style-name="T2">+ save_put(queue, ms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6" draw:text-style-name="P13" draw:layer="layout" svg:x1="9.7cm" svg:y1="18.301cm" svg:x2="5.578cm" svg:y2="21.818cm" draw:start-shape="id5" draw:start-glue-point="20" draw:end-shape="id8" draw:end-glue-point="12" svg:d="M9700 18301h-4122v3517" svg:viewBox="0 0 4123 35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T1H56M9S</meta:editing-duration>
    <meta:editing-cycles>19</meta:editing-cycles>
    <meta:generator>LibreOffice/25.8.2.2$Windows_X86_64 LibreOffice_project/d401f2107ccab8f924a8e2df40f573aab7605b6f</meta:generator>
    <dc:date>2025-11-18T16:49:28.604036200</dc:date>
    <meta:document-statistic meta:object-count="34"/>
  </office:meta>
</office:document-meta>
</file>